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f1d9d" officeooo:paragraph-rsid="001f1d9d"/>
    </style:style>
    <style:style style:name="P2" style:family="paragraph" style:parent-style-name="Standard">
      <style:text-properties officeooo:rsid="00206417" officeooo:paragraph-rsid="00206417"/>
    </style:style>
    <style:style style:name="P3" style:family="paragraph" style:parent-style-name="Standard">
      <style:text-properties officeooo:rsid="00211e39" officeooo:paragraph-rsid="00211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ân LED nhìn sao cho chip lớn ở trên chân: GND B5 B2 B3 Vcc</text:p>
      <text:p text:style-name="P1">Chân buzzer: A=GND; B=C5</text:p>
      <text:p text:style-name="P1">Chân IR mặt có dấu X: Chân trái=B4; chân phải =C4</text:p>
      <text:p text:style-name="P1">Bộ pin: Đen=GND; đỏ=Vcc</text:p>
      <text:p text:style-name="P2">Công tắc nhìn theo hướng nút ở trên: chân giữa nút=Vcc nguồn, chân ở bên phải=Vcc tới board</text:p>
      <text:p text:style-name="P2">Chân board chính:</text:p>
      <text:p text:style-name="P2">Serial: GND GND VCC RX TX BUR</text:p>
      <text:p text:style-name="P2">Chân nguồn: VCC<text:line-break/>Analog: A0 =&gt; A5</text:p>
      <text:p text:style-name="P3">Chân đất: GND</text:p>
      <text:p text:style-name="P3">Chân digital: 2 =&gt; 13<text:line-break/>Chân reset: RST (write high để res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5-05-20T10:58:27.136926650</meta:creation-date>
    <dc:date>2015-05-20T11:30:57.655042353</dc:date>
    <dc:creator>Ho Kiet</dc:creator>
    <meta:editing-duration>PT2M7S</meta:editing-duration>
    <meta:editing-cycles>1</meta:editing-cycles>
    <meta:document-statistic meta:table-count="0" meta:image-count="0" meta:object-count="0" meta:page-count="1" meta:paragraph-count="10" meta:word-count="84" meta:character-count="397" meta:non-whitespace-character-count="323"/>
    <meta:generator>LibreOffice/4.3.7.2$Linux_X86_64 LibreOffice_project/430$Build-2</meta:generator>
  </office:meta>
</office:document-meta>
</file>